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 style:list-style-name="L2">
      <style:paragraph-properties fo:text-align="justify" style:justify-single-word="false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rsid="001a1592" officeooo:paragraph-rsid="001a1592"/>
    </style:style>
    <style:style style:name="P5" style:family="paragraph" style:parent-style-name="Text_20_body" style:list-style-name="L1">
      <style:paragraph-properties fo:text-align="justify" style:justify-single-word="false"/>
      <style:text-properties officeooo:paragraph-rsid="001a1592"/>
    </style:style>
    <style:style style:name="P6" style:family="paragraph" style:parent-style-name="Text_20_body" style:master-page-name="">
      <loext:graphic-properties draw:fill="none"/>
      <style:paragraph-properties fo:margin-left="1.3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</style:style>
    <style:style style:name="T1" style:family="text">
      <style:text-properties officeooo:rsid="001a1592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49960609896282135" text:style-name="L1">
        <text:list-header>
          <text:p text:style-name="P4">Aluna: Mikhaelle de Carvalho Bueno <text:s text:c="4"/>15/0018673</text:p>
        </text:list-header>
        <text:list-item>
          <text:p text:style-name="P5">Quais as diferenças entre os barramentos de dados e de endereços?</text:p>
          <text:p text:style-name="P5"><text:s text:c="11"/>O barramento de dados vai transmitir os dados entre as unidades do microprocessador enquanto o de endereço seleciona a origem e o destino através do endereço dos mesmos. É como se o barramento de endereço seleciona-se a origem e o destino de vários pacotes e o barramento de dados fosse o veículo que transporta todos eles da origem ao destino.</text:p>
        </text:list-item>
        <text:list-item>
          <text:p text:style-name="P5">Quais são as diferenças entre as memórias RAM e ROM?</text:p>
          <text:p text:style-name="P5"><text:s text:c="14"/>A memória ram se chama ramdom acess memory, a tradução seria acesso aleatório a memória o que na prática significa que a ram lê todos os processos em paralelos, mas seleciona apenas um deles para executar e além disso ela possui uma memória volátil, ou seja, quando desligado da energia os dados que antes existiam se perderam caso não tenham sido salvado na ROM. </text:p>
        </text:list-item>
        <text:list-item>
          <text:p text:style-name="P2">Considere o código abaixo:</text:p>
        </text:list-item>
      </text:list>
      <text:p text:style-name="P1">#include &lt;stdio.h&gt;</text:p>
      <text:p text:style-name="P1">int main(void)</text:p>
      <text:p text:style-name="P1">{</text:p>
      <text:p text:style-name="P1"><text:s text:c="8"/>int i;</text:p>
      <text:p text:style-name="P1"><text:s text:c="8"/>printf("Insira um número inteiro: ");</text:p>
      <text:p text:style-name="P1"><text:s text:c="8"/>scanf("%d", &amp;i);</text:p>
      <text:p text:style-name="P1"><text:s text:c="8"/>if(i%2)</text:p>
      <text:p text:style-name="P1"><text:s text:c="16"/>printf("%d eh impar.\n");</text:p>
      <text:p text:style-name="P1"><text:s text:c="8"/>else</text:p>
      <text:p text:style-name="P1"><text:s text:c="16"/>printf("%d eh par.\n");</text:p>
      <text:p text:style-name="P1"><text:s text:c="8"/>return 0;</text:p>
      <text:p text:style-name="P1">}</text:p>
      <text:p text:style-name="P6">Para este código, responda: (a) A variável <text:span text:style-name="Source_20_Text">i</text:span> é armazenada na memória RAM ou ROM? Por quê? (b) O programa compilado a partir deste código é armazenado na memória RAM ou ROM? Por quê?</text:p>
      <text:p text:style-name="P6">a)A variável i é armazenada na memória RAM, porque o valor dado a ela pode ser modificado várias vezes e deve ser inserido, não havendo necessidade de guardar os dados.</text:p>
      <text:p text:style-name="P6">b)Memória ROM, porque é interessante que o código fique guardado na memória para que possa ser utilizado várias vezes</text:p>
      <text:list xml:id="list434081188828546385" text:style-name="L2">
        <text:list-item>
          <text:p text:style-name="P3">Quais são as diferenças, vantagens e desvantagens das arquiteturas Harvard e Von Neumann?<text:line-break/> <text:s text:c="7"/><text:span text:style-name="T1">A arquitetura von neumann é mais simples que a Harvard, porém é mais lenta por não acessar simultaneamente as memórias e rodar um processo de cada vez, enquanto a Harvard tem uma arquitetura mais complexa e é mais rápida por permitir acesso simultâneo as memórias já que ela separa os barramentos de dados das memórias de instrução e as de dados, permitindo que o processador acesse as duas simultaneamente.</text:span></text:p>
          <text:p text:style-name="P3"/>
        </text:list-item>
        <text:list-item>
          <text:p text:style-name="P3">Considere a variável inteira <text:span text:style-name="Source_20_Text">i</text:span>, armazenando o valor <text:span text:style-name="Source_20_Text">0x8051ABCD</text:span>. Se <text:span text:style-name="Source_20_Text">i</text:span> é armazenada na memória a partir do endereço <text:span text:style-name="Source_20_Text">0x0200</text:span>, como ficam este byte e os seguintes, considerando que a memória é: (a) Little-endian; (b) Big-endian.</text:p>
          <text:list>
            <text:list-item>
              <text:p text:style-name="P3">O Little-endian armazena primeiro os 2 bites mais significativos no endereço de memória mais baixo, ou seja a variável i ficara armazenada da seguinte forma:</text:p>
              <text:p text:style-name="P3"><text:soft-page-break/>80 no endereço 0x0200, 51 no endereço 0x0201, AB no endereço 0x0202 e CD no endereço 0x0203.</text:p>
            </text:list-item>
            <text:list-item>
              <text:p text:style-name="P3">O Big-endian armazena primeiro os dois bites menos significativos, e a variável i ficara armazenada da seguinte maneira:</text:p>
              <text:p text:style-name="P3">CD no endereço 0x0200, AB no endereço 0x201, 51 no endereço 0x0202 e 80 no endereço 0x0203.</text:p>
              <text:p text:style-name="P3"/>
            </text:list-item>
          </text:list>
        </text:list-item>
        <text:list-item>
          <text:p text:style-name="P3">Sabendo que o processador do MSP430 tem registradores de 16 bits, como ele soma duas variáveis de 32 bits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5:26:17.711000000</meta:creation-date>
    <dc:date>2017-08-14T00:25:26.049000000</dc:date>
    <meta:editing-duration>PT49M5S</meta:editing-duration>
    <meta:editing-cycles>6</meta:editing-cycles>
    <meta:generator>LibreOffice/5.1.1.3$Windows_x86 LibreOffice_project/89f508ef3ecebd2cfb8e1def0f0ba9a803b88a6d</meta:generator>
    <meta:document-statistic meta:table-count="0" meta:image-count="0" meta:object-count="0" meta:page-count="2" meta:paragraph-count="28" meta:word-count="485" meta:character-count="2942" meta:non-whitespace-character-count="2375"/>
  </office:meta>
</office:document-meta>
</file>